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1.A" style:family="table-column">
      <style:table-column-properties style:column-width="3.397cm" style:rel-column-width="1927*"/>
    </style:style>
    <style:style style:name="Tabela1.B" style:family="table-column">
      <style:table-column-properties style:column-width="3.399cm" style:rel-column-width="1928*"/>
    </style:style>
    <style:style style:name="Tabela1.C" style:family="table-column">
      <style:table-column-properties style:column-width="1.699cm" style:rel-column-width="963*"/>
    </style:style>
    <style:style style:name="Tabela1.D" style:family="table-column">
      <style:table-column-properties style:column-width="1.894cm" style:rel-column-width="1075*"/>
    </style:style>
    <style:style style:name="Tabela1.E" style:family="table-column">
      <style:table-column-properties style:column-width="3.203cm" style:rel-column-width="1817*"/>
    </style:style>
    <style:style style:name="Tabela1.F" style:family="table-column">
      <style:table-column-properties style:column-width="3.408cm" style:rel-column-width="1933*"/>
    </style:style>
    <style:style style:name="Tabela1.1" style:family="table-row">
      <style:table-row-properties style:min-row-height="3.007cm"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2" style:family="table-row">
      <style:table-row-properties style:min-row-height="3.316cm" fo:keep-together="auto"/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3" style:family="table-row">
      <style:table-row-properties style:min-row-height="4.12cm" fo:keep-together="auto"/>
    </style:style>
    <style:style style:name="Tabela1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02a" officeooo:paragraph-rsid="000f60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02a" officeooo:paragraph-rsid="000f60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bold" officeooo:rsid="000f602a" officeooo:paragraph-rsid="000f602a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2" office:value-type="string">
            <text:p text:style-name="P1">Parcerias Chave</text:p>
          </table:table-cell>
          <table:table-cell table:style-name="Tabela1.A1" office:value-type="string">
            <text:p text:style-name="P1">Atividades Chave</text:p>
          </table:table-cell>
          <table:table-cell table:style-name="Tabela1.A1" table:number-rows-spanned="2" table:number-columns-spanned="2" office:value-type="string">
            <text:p text:style-name="P4">Prepostas de Valores</text:p>
            <text:p text:style-name="P1"/>
            <text:p text:style-name="P2">Chip cerebral para aprender via rede sem fio</text:p>
          </table:table-cell>
          <table:covered-table-cell/>
          <table:table-cell table:style-name="Tabela1.A1" office:value-type="string">
            <text:p text:style-name="P1">Relacionamento com Clientes</text:p>
          </table:table-cell>
          <table:table-cell table:style-name="Tabela1.A1" table:number-rows-spanned="2" office:value-type="string">
            <text:p text:style-name="P1">Segmentos de Clientes</text:p>
          </table:table-cell>
        </table:table-row>
        <table:table-row table:style-name="Tabela1.2">
          <table:covered-table-cell table:style-name="Tabela1.A2"/>
          <table:table-cell table:style-name="Tabela1.B2" office:value-type="string">
            <text:p text:style-name="P1">Recursos Chaves</text:p>
          </table:table-cell>
          <table:covered-table-cell table:style-name="Tabela1.C2"/>
          <table:covered-table-cell/>
          <table:table-cell table:style-name="Tabela1.E2" office:value-type="string">
            <text:p text:style-name="P1">Canais</text:p>
          </table:table-cell>
          <table:covered-table-cell table:style-name="Tabela1.C2"/>
        </table:table-row>
        <table:table-row table:style-name="Tabela1.3">
          <table:table-cell table:style-name="Tabela1.A3" table:number-columns-spanned="3" office:value-type="string">
            <text:p text:style-name="P1">Custos</text:p>
          </table:table-cell>
          <table:covered-table-cell/>
          <table:covered-table-cell/>
          <table:table-cell table:style-name="Tabela1.D3" table:number-columns-spanned="3" office:value-type="string">
            <text:p text:style-name="P1">Receitas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0:21:30.412000000</meta:creation-date>
    <dc:date>2024-04-26T10:32:27.306000000</dc:date>
    <meta:editing-duration>PT10M58S</meta:editing-duration>
    <meta:editing-cycles>1</meta:editing-cycles>
    <meta:document-statistic meta:table-count="1" meta:image-count="0" meta:object-count="0" meta:page-count="1" meta:paragraph-count="10" meta:word-count="26" meta:character-count="178" meta:non-whitespace-character-count="162"/>
    <meta:generator>LibreOffice/7.5.5.2$Windows_X86_64 LibreOffice_project/ca8fe7424262805f223b9a2334bc7181abbcbf5e</meta:generator>
  </office:meta>
</office:document-meta>
</file>